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sonMessageConverter.convertToInternal( Object payload , @ Nullable MessageHeaders headers , @ Nullable Object conversion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JsonMessageConverter.getReader( byte [ ] payload , @ Nullable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sonMessageConverter.convertFromInternal( Message &lt; ? &gt; message , Class &lt; ? &gt; targetClass , @ Nullable Object conversion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JsonMessageConverter.getWriter( ByteArrayOutputStream out , @ Nullable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MessageConverter.AbstractJson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sonMessageConverter.getCharsetToUse( @ Nullable MessageHeaders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